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Free Times" svg:font-family="'Free Times'"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423cm"/>
    </style:style>
    <style:style style:name="gr2" style:family="graphic">
      <style:graphic-properties style:protect="size"/>
    </style:style>
    <style:style style:name="pr1" style:family="presentation" style:parent-style-name="Обычный-title">
      <style:graphic-properties fo:min-height="3.506cm"/>
    </style:style>
    <style:style style:name="pr2" style:family="presentation" style:parent-style-name="Обычный-outline1">
      <style:graphic-properties fo:min-height="11.929cm"/>
    </style:style>
    <style:style style:name="pr3" style:family="presentation" style:parent-style-name="Обычный-notes">
      <style:graphic-properties draw:fill-color="#ffffff" fo:min-height="13.364cm"/>
    </style:style>
    <style:style style:name="P1" style:family="paragraph">
      <style:text-properties fo:font-size="18pt"/>
    </style:style>
    <style:style style:name="P2" style:family="paragraph">
      <style:paragraph-properties fo:margin-top="0cm" fo:margin-bottom="0.5cm">
        <style:tab-stops>
          <style:tab-stop style:position="4.501cm"/>
        </style:tab-stops>
      </style:paragraph-properties>
    </style:style>
    <style:style style:name="P3" style:family="paragraph">
      <style:text-properties style:font-name="Courier1" fo:font-size="24pt" style:font-size-asian="24pt" style:font-size-complex="24pt"/>
    </style:style>
    <style:style style:name="P4" style:family="paragraph">
      <style:text-properties fo:font-size="20pt"/>
    </style:style>
    <style:style style:name="T1" style:family="text">
      <style:text-properties fo:font-size="18pt"/>
    </style:style>
    <style:style style:name="T2" style:family="text">
      <style:text-properties style:font-name="Courier1" fo:font-size="24pt" style:letter-kerning="true" style:font-name-asian="Droid Sans Fallback" style:font-size-asian="24pt" style:font-name-complex="FreeSans" style:font-size-complex="24pt"/>
    </style:style>
    <style:style style:name="T3" style:family="text">
      <style:text-properties style:font-name="Courier1" fo:font-size="24pt" fo:font-weight="bold" style:letter-kerning="true" style:font-name-asian="Droid Sans Fallback" style:font-size-asian="24pt" style:font-weight-asian="bold" style:font-name-complex="FreeSans" style:font-size-complex="24pt" style:font-weight-complex="bold"/>
    </style:style>
    <style:style style:name="T4" style:family="text">
      <style:text-properties style:font-name="Courier1" fo:font-size="24pt" fo:font-weight="normal" style:letter-kerning="true" style:font-name-asian="Droid Sans Fallback" style:font-size-asian="24pt" style:font-weight-asian="normal" style:font-name-complex="FreeSans"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for?</text:p>
          </draw:text-box>
        </draw:frame>
        <draw:frame draw:style-name="gr1" draw:text-style-name="P1" draw:layer="layout" svg:width="23.598cm" svg:height="1.673cm" svg:x="0.802cm" svg:y="19.603cm">
          <draw:text-box>
            <text:p><text:span text:style-name="T1">А.И. Лумпов, А.А. Лумпов Бизнес-планирование инвестиционных проектов</text:span></text:p>
          </draw:text-box>
        </draw:frame>
        <draw:frame presentation:style-name="pr2" draw:text-style-name="P3" draw:layer="layout" svg:width="25.199cm" svg:height="15.2cm" svg:x="1.391cm" svg:y="4cm" presentation:class="outline" presentation:user-transformed="true">
          <draw:text-box>
            <text:p text:style-name="P2"><text:span text:style-name="T2">Example. After studying the business plan prepared by us, the client asked to calculate what would happen if:</text:span></text:p>
            <text:p text:style-name="P2"><text:span text:style-name="T2"/></text:p>
            <text:list text:style-name="L2">
              <text:list-item>
                <text:p text:style-name="P2"><text:span text:style-name="T2">The cost of production equipment to increase 5 times;</text:span></text:p>
              </text:list-item>
              <text:list-item>
                <text:p text:style-name="P2"><text:span text:style-name="T2">Production capacity - 5 times;</text:span></text:p>
              </text:list-item>
              <text:list-item>
                <text:p text:style-name="P2"><text:span text:style-name="T2">Production areas and staff - 2 times;</text:span></text:p>
              </text:list-item>
              <text:list-item>
                <text:p text:style-name="P2"><text:span text:style-name="T2">Costs for advertising and promotion - 2 times;</text:span></text:p>
              </text:list-item>
              <text:list-item>
                <text:p text:style-name="P2"><text:span text:style-name="T2">The cost of electricity increased by 3 times;</text:span></text:p>
              </text:list-item>
              <text:list-item>
                <text:p text:style-name="P2"><text:span text:style-name="T2">The time period for </text:span><text:span text:style-name="T2">machine tools </text:span><text:span text:style-name="T2">purchase - to reduce from 8 to 4 months;</text:span></text:p>
              </text:list-item>
              <text:list-item>
                <text:p text:style-name="P2"><text:span text:style-name="T2">To reduce selling prices for the product by 25%;</text:span></text:p>
                <text:p text:style-name="P2"><text:span text:style-name="T2">And to recalculate the sales plan, based on the changed parameters.</text:span></text:p>
                <text:p text:style-name="P2"><text:span text:style-name="T2">As result, NPV (Net present value) increased as well as profits. But but the need for investment has grown as well as repayment period of borrowed funds</text:span></text:p>
              </text:list-item>
            </text:list>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for?</text:p>
          </draw:text-box>
        </draw:frame>
        <draw:frame presentation:style-name="pr2" draw:text-style-name="P3" draw:layer="layout" svg:width="25.199cm" svg:height="15.8cm" svg:x="1.391cm" svg:y="4cm" presentation:class="outline" presentation:user-transformed="true">
          <draw:text-box>
            <text:p text:style-name="P2"><text:span text:style-name="T2">Example. A key parameter for the project team, which </text:span><text:span text:style-name="T2">planned to open a clothing store </text:span><text:span text:style-name="T2">at its own expense, there was a rent cost. The rent cost <text:s/>determines the volume of purchased things, the cost of room cosmetic repairs and etc.</text:span></text:p>
            <text:p text:style-name="P2"><text:span text:style-name="T2">The cost of rent is obtained from the product of the rental rate for rentable area, that is, square meters and rubles per year.</text:span></text:p>
            <text:p text:style-name="P2"><text:span text:style-name="T2">A standard mark-up for the such business is a rate of 400%. It allows the store to lease space at a higher rate, in a more expensive and passable place, which in turn helps sell more goods.</text:span></text:p>
            <text:p text:style-name="P2"><text:span text:style-name="T2">On the other hand, a smaller area limits the production capacity of the store and amount of goods placed and reduces the planned profit.</text:span></text:p>
            <text:p text:style-name="P2"><text:span text:style-name="T2">The business plan made it possible to calculate the optimal proportion of the rental rate and the rented area</text:span></text:p>
            <text:list text:style-name="L2">
              <text:list-header>
                <text:p text:style-name="P2"><text:span text:style-name="T2"/></text:p>
              </text:list-header>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for?</text:p>
          </draw:text-box>
        </draw:frame>
        <draw:frame presentation:style-name="pr2" draw:text-style-name="P3" draw:layer="layout" svg:width="25.199cm" svg:height="15.8cm" svg:x="1.391cm" svg:y="4cm" presentation:class="outline" presentation:user-transformed="true">
          <draw:text-box>
            <text:p text:style-name="P2"><text:span text:style-name="T2">Example. Positive, negative analysis</text:span></text:p>
            <text:p text:style-name="P2"><text:span text:style-name="T2">After discussing the business plan prepared by us, the potential investor asked us to calculate the pessimistic scenario as far as the project is resistant to negative changes:</text:span></text:p>
            <text:list text:style-name="L2">
              <text:list-item>
                <text:p text:style-name="P2"><text:span text:style-name="T2">reduce the planned revenue by 30%,</text:span></text:p>
              </text:list-item>
              <text:list-item>
                <text:p text:style-name="P2"><text:span text:style-name="T2">to increase by 30% current costs,</text:span></text:p>
              </text:list-item>
              <text:list-item>
                <text:p text:style-name="P2"><text:span text:style-name="T2">increase the discount rate and the repayment period of investments to 5 years</text:span></text:p>
              </text:list-item>
              <text:list-item>
                <text:p text:style-name="P2"><text:span text:style-name="T2">show how much will change NPV and profitability of project.</text:span></text:p>
                <text:p text:style-name="P2"><text:span text:style-name="T2">As calculated result:</text:span></text:p>
              </text:list-item>
              <text:list-item>
                <text:p text:style-name="P2"><text:span text:style-name="T2">with an increase in current costs by 30%, the project does not pay off for a 5-year planning period;</text:span></text:p>
              </text:list-item>
              <text:list-item>
                <text:p text:style-name="P2"><text:span text:style-name="T2">with any increase in current costs, project needs for additional initial investments.</text:span></text:p>
                <text:p text:style-name="P2"><text:span text:style-name="T2"/></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about?</text:p>
          </draw:text-box>
        </draw:frame>
        <draw:frame presentation:style-name="pr2" draw:text-style-name="P3" draw:layer="layout" svg:width="25.199cm" svg:height="7.8cm" svg:x="1.391cm" svg:y="4cm" presentation:class="outline" presentation:user-transformed="true">
          <draw:text-box>
            <text:p text:style-name="P2"><text:span text:style-name="T3">1st section.</text:span><text:span text:style-name="T2"> Business plan </text:span><text:span text:style-name="T2">summary.</text:span></text:p>
            <text:p text:style-name="P2"><text:span text:style-name="T2">To show for a banker or an investor benefits of this project financing.</text:span></text:p>
            <text:p text:style-name="P2"><text:span text:style-name="T2">Information about project initiator</text:span></text:p>
            <text:p text:style-name="P2"><text:span text:style-name="T2">Information on the company or project team: competences, certificates, patents</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about?</text:p>
          </draw:text-box>
        </draw:frame>
        <draw:frame presentation:style-name="pr2" draw:text-style-name="P3" draw:layer="layout" svg:width="25.199cm" svg:height="15cm" svg:x="1.391cm" svg:y="4cm" presentation:class="outline" presentation:user-transformed="true">
          <draw:text-box>
            <text:p text:style-name="P2"><text:span text:style-name="T3">Marketing plan.</text:span></text:p>
            <text:p text:style-name="P2"><text:span text:style-name="T2">his is the description of the market your project goes to, its cost and physical volume (that is, in rubles per year and, preferably, in tons or units of output per year).</text:span></text:p>
            <text:p text:style-name="P2"><text:span text:style-name="T2">Identify the top 5 market leaders, preferably their key operating indicators.</text:span></text:p>
            <text:p text:style-name="P2"><text:span text:style-name="T2">It is important to show at what stage of the life cycle (origin, development, stabilization, stagnation) the target market is located, to show the prospects for its growth, preferably for the entire planning period.</text:span></text:p>
            <text:p text:style-name="P2"><text:span text:style-name="T2">To show the mechanism of sales. Such data on many consumer markets can be purchased, they are collected and sold for this purpose by specialized companies. Some data can be viewed for free, for example, here: http://marketing.rbc.ru/</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about?</text:p>
          </draw:text-box>
        </draw:frame>
        <draw:frame presentation:style-name="pr2" draw:text-style-name="P3" draw:layer="layout" svg:width="25.199cm" svg:height="15cm" svg:x="1.391cm" svg:y="4cm" presentation:class="outline" presentation:user-transformed="true">
          <draw:text-box>
            <text:p text:style-name="P2"><text:span text:style-name="T3">Production plan.</text:span></text:p>
            <text:p text:style-name="P2"><text:span text:style-name="T4">It is necessary to specify exactly how much and what you plan to produce, on what technology, from whom it is acquired, on what equipment. But it is not advisable to describe in detail the proposed technology and its secrets.</text:span></text:p>
            <text:p text:style-name="P2"><text:span text:style-name="T4">It is also important to show how many jobs will be created, with what salaries and deductions for social insurance of personnel, what possible synergistic effect can be achieved for the region (for example, by consuming products from related industries, intensifying transport, business ties, etc.)</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about?</text:p>
          </draw:text-box>
        </draw:frame>
        <draw:frame presentation:style-name="pr2" draw:text-style-name="P3" draw:layer="layout" svg:width="25.199cm" svg:height="15cm" svg:x="1.391cm" svg:y="4cm" presentation:class="outline" presentation:user-transformed="true">
          <draw:text-box>
            <text:p text:style-name="P2"><text:span text:style-name="T3">Organizational plan.</text:span></text:p>
            <text:p text:style-name="P2"><text:span text:style-name="T4">This is about the staff.</text:span></text:p>
            <text:p text:style-name="P2"><text:span text:style-name="T4">An important issue is also the way to find staff. Not to mention whether it exists in the region where business is planned.</text:span></text:p>
            <text:p text:style-name="P2"><text:span text:style-name="T4">And the essence boils down to the fact that if qualified or rare personnel are required, recruitment services may be required to hire it, which means that we must add one more line to the investment structure.</text:span></text:p>
            <text:p text:style-name="P2"><text:span text:style-name="T4">It is usually calculated as the number of employees involved, multiplied by the average salary. This can be a noticeable value, especially if an enterprise requires hundreds of employees.</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about?</text:p>
          </draw:text-box>
        </draw:frame>
        <draw:frame presentation:style-name="pr2" draw:text-style-name="P3" draw:layer="layout" svg:width="25.199cm" svg:height="15cm" svg:x="1.391cm" svg:y="4cm" presentation:class="outline" presentation:user-transformed="true">
          <draw:text-box>
            <text:p text:style-name="P2"><text:span text:style-name="T3">Investment plan.</text:span></text:p>
            <text:p text:style-name="P2"><text:span text:style-name="T4">This section shows all items of investment costs.</text:span></text:p>
            <text:p text:style-name="P2"><text:span text:style-name="T4">A potential investor should clearly see what the funds will be spent on, what assets will be created as a result.</text:span></text:p>
            <text:p text:style-name="P2"><text:span text:style-name="T4">Often the question is asked, where should we attribute these or other costs - to investment or current ones?</text:span></text:p>
            <text:p text:style-name="P2"><text:span text:style-name="T4">Investment are aimed at creating the material and technical base of the enterprise and for bringing production to the planned level.</text:span></text:p>
            <text:p text:style-name="P2"><text:span text:style-name="T4">Therefore, the investment costs are initial and one-off, they are covered at the expense of attracted financial resources (loans, loans) and, possibly, by refinancing profits.</text:span></text:p>
            <text:p text:style-name="P2"><text:span text:style-name="T4">Current costs should be covered from current revenues.</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about?</text:p>
          </draw:text-box>
        </draw:frame>
        <draw:frame presentation:style-name="pr2" draw:text-style-name="P3" draw:layer="layout" svg:width="25.199cm" svg:height="15cm" svg:x="1.391cm" svg:y="4cm" presentation:class="outline" presentation:user-transformed="true">
          <draw:text-box>
            <text:p text:style-name="P2"><text:span text:style-name="T3">Risk analysis.</text:span></text:p>
            <text:p text:style-name="P2"><text:span text:style-name="T4">This section gives the investor an opportunity to convince himself and convince co-investors and creditors that when the values of the project's main parameters are changed within reasonable limits (to the worst, of course, the side), catastrophic risks do not arise.</text:span></text:p>
            <text:p text:style-name="P2"><text:span text:style-name="T4">In this section, you can include the calculation of break-even sales, that is, the break-even point.</text:span></text:p>
            <text:p text:style-name="P2"><text:span text:style-name="T4">We conduct an analysis of the sensitivity of NPV on our author's models. As a result, the entrepreneur is already "on paper" receiving a tool that gives convincing quantitative answers to some questionsю</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it about?</text:p>
          </draw:text-box>
        </draw:frame>
        <draw:frame presentation:style-name="pr2" draw:text-style-name="P3" draw:layer="layout" svg:width="25.199cm" svg:height="15cm" svg:x="1.391cm" svg:y="4cm" presentation:class="outline" presentation:user-transformed="true">
          <draw:text-box>
            <text:p text:style-name="P2"><text:span text:style-name="T3">Financial plan.</text:span></text:p>
            <text:p text:style-name="P2"><text:span text:style-name="T4">This is the most important section of the business plan, which, as a rule, is the largest in terms of content and volume. All the items in this section in detail </text:span><text:span text:style-name="T4">are discussed further.</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not?</text:p>
          </draw:text-box>
        </draw:frame>
        <draw:frame presentation:style-name="pr2" draw:text-style-name="P3" draw:layer="layout" svg:width="25.199cm" svg:height="15cm" svg:x="1.391cm" svg:y="4cm" presentation:class="outline" presentation:user-transformed="true">
          <draw:text-box>
            <text:p text:style-name="P2"><text:span text:style-name="T4">The business plan does not answer the question "how many customers will come to our store, and whether they will go at all." The business plan sets the parameter: in order to obtain the required net profit, the attendance of the store should be, for example, 400 people a day, while only 35% of them make a purchase, and the average check should be, for example, 1500 rubles.</text:span></text:p>
            <text:p text:style-name="P2"><text:span text:style-name="T3"/></text:p>
            <text:p text:style-name="P2"><text:span text:style-name="T4">Therefore, the typical questions of our customers: "And what can you give guarantees that we will receive financing and our project will take place, if we order a business plan from you?"</text:span></text:p>
            <text:p text:style-name="P2"><text:span text:style-name="T4">The answer is simple: "We do not guarantee. We only increase the chances of success, which depends on the prospects of the project itself and on the capabilities of the project team." </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siness plan — what is not</text:p>
          </draw:text-box>
        </draw:frame>
        <draw:frame presentation:style-name="pr2" draw:text-style-name="P3" draw:layer="layout" svg:width="25.199cm" svg:height="15cm" svg:x="1.391cm" svg:y="4cm" presentation:class="outline" presentation:user-transformed="true">
          <draw:text-box>
            <text:p text:style-name="P2"><text:span text:style-name="T4">A business plan is just an economy and finance.</text:span></text:p>
            <text:p text:style-name="P2"><text:span text:style-name="T4">In addition to them, there should be a project team, experience, connections, knowledge of the pitfalls inherent in business, confidence in the product, understanding of its market and client, the ability to negotiate with suppliers, counteragents, market regulators, authorities, etc.</text:span></text:p>
            <text:p text:style-name="P2"><text:span text:style-name="T4">Finally, there must be access to resources, which in combination with competent planning ensures the success of the enterprise.</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Free Times" svg:font-family="'Free Times'"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Заголовок_20_3" style:display-name="Заголовок 3" style:family="graphic">
      <style:paragraph-properties fo:margin-top="0.125cm" fo:margin-bottom="0.374cm" style:line-height-at-least="0.85cm" fo:text-align="justify" style:text-autospace="none" style:writing-mode="lr-tb"/>
      <style:text-properties fo:color="#00000a"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3pt" style:language-asian="ar" style:country-asian="SA" style:font-weight-asian="bold" style:font-weight-complex="bold"/>
    </style:style>
    <style:style style:name="Заголовок_20_4" style:display-name="Заголовок 4" style:family="graphic">
      <style:paragraph-properties fo:margin-top="0.125cm" fo:margin-bottom="0cm" style:line-height-at-least="0.85cm" fo:text-align="justify" style:text-autospace="none" style:writing-mode="lr-tb"/>
      <style:text-properties fo:color="#2e74b5" style:font-name="Calibri Light" fo:font-family="'Calibri Light'" style:font-family-generic="roman" style:font-pitch="variable" fo:font-size="12pt" fo:language="en" fo:country="US" fo:font-style="italic" style:font-name-asian="DejaVu Sans1" style:font-family-asian="'DejaVu Sans'" style:font-family-generic-asian="roman" style:font-pitch-asian="variable" style:font-size-asian="10pt" style:language-asian="ar" style:country-asian="SA" style:font-style-asian="italic" style:font-style-complex="italic"/>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font-size-asian="10pt"/>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font-size-asian="10pt"/>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fo:font-size="10pt" style:font-size-asian="10pt" style:font-size-complex="10pt"/>
    </style:style>
    <style:style style:name="Заголовок_20_4_20_Знак" style:display-name="Заголовок 4 Знак" style:family="graphic">
      <style:paragraph-properties style:text-autospace="none"/>
      <style:text-properties fo:color="#2e74b5" style:font-name="Calibri Light" fo:font-family="'Calibri Light'" style:font-family-generic="roman" style:font-pitch="variable" fo:font-size="12pt" fo:font-style="italic" style:font-name-asian="DejaVu Sans1" style:font-family-asian="'DejaVu Sans'" style:font-family-generic-asian="roman" style:font-pitch-asian="variable" style:font-size-asian="10pt" style:language-asian="ru" style:country-asian="RU" style:font-style-asian="italic" style:font-style-complex="italic"/>
    </style:style>
    <style:style style:name="Default_20_Paragraph_20_Font" style:display-name="Default Paragraph Font" style:family="graphic">
      <style:paragraph-properties style:text-autospace="none"/>
    </style:style>
    <style:style style:name="oucontent-figure-caption" style:family="graphic">
      <style:paragraph-properties style:text-autospace="none"/>
    </style:style>
    <style:style style:name="Интернет-ссылка"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3pt" style:language-asian="ru" style:country-asian="RU"/>
    </style:style>
    <style:style style:name="Заголовок_20_2_20_Знак" style:display-name="Заголовок 2 Знак"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3pt" style:language-asian="ru" style:country-asian="RU"/>
    </style:style>
    <style:style style:name="apple-converted-space" style:family="graphic">
      <style:paragraph-properties style:text-autospace="none"/>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24pt" fo:language="ru" fo:country="RU" fo:font-weight="bold" style:font-name-asian="Times New Roman" style:font-family-asian="'Times New Roman'" style:font-family-generic-asian="roman" style:font-pitch-asian="variable" style:font-size-asian="24pt" style:language-asian="ru" style:country-asian="RU" style:font-weight-asian="bold" style:font-weight-complex="bold"/>
    </style:style>
    <style:style style:name="Символ_20_сноски" style:display-name="Символ сноски"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o_20_Spacing" style:display-name="No Spacing" style:family="graphic">
      <style:paragraph-properties fo:margin-top="0cm" fo:margin-bottom="0cm" fo:line-height="100%"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Указатель"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Название"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Список" style:family="graphic">
      <style:paragraph-properties fo:margin-top="0cm" fo:margin-bottom="0.436cm" fo:line-height="120%"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Содержимое_20_списка" style:display-name="Содержимое списка" style:family="graphic">
      <style:paragraph-properties fo:margin-left="1.76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Символ_20_нумерации" style:display-name="Символ нумерации" style:family="graphic">
      <style:paragraph-properties style:text-autospace="non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font-size-asian="10pt"/>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Symbol1" style:font-family-asian="Symbol" style:font-pitch-asian="variable" style:font-size-asian="10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draw:auto-grow-height="false" draw:fit-to-size="shrink-to-fit">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4cm" fo:text-indent="0cm"/>
      <style:text-properties fo:font-size="28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3cm" fo:text-indent="0cm"/>
      <style:text-properties fo:font-size="24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2cm" fo:text-indent="0cm"/>
      <style:text-properties fo:font-size="20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1cm" fo:text-indent="0cm"/>
      <style:text-properties fo:font-size="20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1cm" fo:text-indent="0cm"/>
      <style:text-properties fo:font-size="20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1cm" fo:text-indent="0cm"/>
      <style:text-properties fo:font-size="20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1cm" fo:text-indent="0cm"/>
      <style:text-properties fo:font-size="20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1cm" fo:text-indent="0cm"/>
      <style:text-properties fo:font-size="20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2">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5f_" style:display-name="Обычный_" style:page-layout-name="PM1" draw:style-name="Mdp1">
      <draw:frame presentation:style-name="Обычный_5f_-title" draw:layer="backgroundobjects" svg:width="25.199cm" svg:height="3.506cm" svg:x="1.4cm" svg:y="0.837cm" presentation:class="title" presentation:placeholder="true">
        <draw:text-box/>
      </draw:frame>
      <draw:frame presentation:style-name="Обычный_5f_-outline1" draw:layer="backgroundobjects" svg:width="25.199cm" svg:height="12.179cm" svg:x="1.4cm" svg:y="4.914cm" presentation:class="outline" presentation:placeholder="true">
        <draw:text-box/>
      </draw:frame>
      <presentation:notes style:page-layout-name="PM2">
        <draw:page-thumbnail presentation:style-name="Обычный_5f_-title" draw:layer="backgroundobjects" svg:width="14.848cm" svg:height="11.136cm" svg:x="3.075cm" svg:y="2.257cm" presentation:class="page"/>
        <draw:frame presentation:style-name="Обычный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2:03:08.639443429</meta:creation-date>
    <meta:generator>LibreOffice/4.3.3.2$Linux_X86_64 LibreOffice_project/430m0$Build-2</meta:generator>
    <dc:date>2017-09-21T01:14:59.872438925</dc:date>
    <meta:editing-duration>PT6H39M24S</meta:editing-duration>
    <meta:editing-cycles>65</meta:editing-cycles>
    <meta:document-statistic meta:object-count="74"/>
  </office:meta>
</office:document-meta>
</file>